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solid" draw:fill-color="#f0f0f0"/>
    </style:style>
    <style:style style:name="gr3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35cm" svg:stroke-color="#000000" draw:stroke-linejoin="miter" svg:stroke-linecap="square" draw:fill="solid" draw:fill-color="#f0f0f0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97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1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1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47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6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1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9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45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5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09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17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9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65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0f0f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.sfNsText1" fo:font-size="13pt" style:font-size-asian="13pt" style:font-name-complex=".sfNsText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505cm" svg:height="9.202cm" draw:transform="skewX (7.03612186109178E-017) rotate (0.360585023462028) translate (21.193cm 9.89cm)" svg:viewBox="0 0 11506 9203" svg:d="M9288 9203c8280 0-9288-9203-9288-9203">
          <text:p/>
        </draw:path>
        <draw:path draw:style-name="gr1" draw:text-style-name="P1" draw:layer="layout" svg:width="13.805cm" svg:height="4.216cm" draw:transform="rotate (-3.03634929969454) translate (19.6039641389556cm 14.0834000197172cm)" svg:viewBox="0 0 13806 4217" svg:d="M0 4217c20561 1 12067-4217 12067-4217">
          <text:p/>
        </draw:path>
        <draw:polygon draw:style-name="gr2" draw:text-style-name="P2" draw:layer="layout" svg:width="1.411cm" svg:height="1.764cm" svg:x="10.814cm" svg:y="14.342cm" svg:viewBox="0 0 1412 1765" draw:points="706,0 1412,883 706,1765 0,883">
          <text:p/>
        </draw:polygon>
        <draw:polygon draw:style-name="gr3" draw:text-style-name="P3" draw:layer="layout" svg:width="1.411cm" svg:height="1.764cm" svg:x="10.814cm" svg:y="14.342cm" svg:viewBox="0 0 1412 1765" draw:points="706,0 1412,883 706,1765 0,883">
          <text:p/>
        </draw:polygon>
        <draw:polygon draw:style-name="gr2" draw:text-style-name="P2" draw:layer="layout" svg:width="2.117cm" svg:height="1.27cm" svg:x="30.958cm" svg:y="14.589cm" svg:viewBox="0 0 2118 1271" draw:points="2118,0 2118,1271 0,1271 353,636 0,0">
          <text:p/>
        </draw:polygon>
        <draw:polygon draw:style-name="gr3" draw:text-style-name="P3" draw:layer="layout" svg:width="2.117cm" svg:height="1.27cm" svg:x="30.958cm" svg:y="14.589cm" svg:viewBox="0 0 2118 1271" draw:points="2118,0 2118,1271 0,1271 353,636 0,0">
          <text:p/>
        </draw:polygon>
        <draw:polygon draw:style-name="gr2" draw:text-style-name="P2" draw:layer="layout" svg:width="2.117cm" svg:height="1.27cm" svg:x="7.604cm" svg:y="14.589cm" svg:viewBox="0 0 2118 1271" draw:points="0,0 0,1271 1765,1271 2118,636 1765,0">
          <text:p/>
        </draw:polygon>
        <draw:polygon draw:style-name="gr3" draw:text-style-name="P3" draw:layer="layout" svg:width="2.117cm" svg:height="1.27cm" svg:x="7.604cm" svg:y="14.589cm" svg:viewBox="0 0 2118 1271" draw:points="0,0 0,1271 1765,1271 2118,636 1765,0">
          <text:p/>
        </draw:polygon>
        <draw:line draw:style-name="gr4" draw:text-style-name="P3" draw:layer="layout" svg:x1="9.721cm" svg:y1="15.224cm" svg:x2="10.643cm" svg:y2="15.224cm">
          <text:p/>
        </draw:line>
        <draw:polygon draw:style-name="gr5" draw:text-style-name="P4" draw:layer="layout" svg:width="0.353cm" svg:height="0.247cm" svg:x="10.461cm" svg:y="15.101cm" svg:viewBox="0 0 354 248" draw:points="354,123 0,0 61,106 61,141 0,248">
          <text:p/>
        </draw:polygon>
        <draw:polygon draw:style-name="gr2" draw:text-style-name="P2" draw:layer="layout" svg:width="1.481cm" svg:height="0.847cm" svg:x="14.554cm" svg:y="12.684cm" svg:viewBox="0 0 1482 848" draw:points="0,848 1482,848 1482,0 0,0">
          <text:p/>
        </draw:polygon>
        <draw:polygon draw:style-name="gr3" draw:text-style-name="P3" draw:layer="layout" svg:width="1.481cm" svg:height="0.847cm" svg:x="14.554cm" svg:y="12.684cm" svg:viewBox="0 0 1482 848" draw:points="0,0 1482,0 1482,848 0,848">
          <text:p/>
        </draw:polygon>
        <draw:line draw:style-name="gr4" draw:text-style-name="P3" draw:layer="layout" svg:x1="14.06cm" svg:y1="12.684cm" svg:x2="14.554cm" svg:y2="12.684cm">
          <text:p/>
        </draw:line>
        <draw:line draw:style-name="gr4" draw:text-style-name="P3" draw:layer="layout" svg:x1="14.06cm" svg:y1="13.531cm" svg:x2="14.554cm" svg:y2="13.531cm">
          <text:p/>
        </draw:line>
        <draw:line draw:style-name="gr4" draw:text-style-name="P3" draw:layer="layout" svg:x1="15.048cm" svg:y1="13.531cm" svg:x2="15.048cm" svg:y2="12.684cm">
          <text:p/>
        </draw:line>
        <draw:line draw:style-name="gr4" draw:text-style-name="P3" draw:layer="layout" svg:x1="15.541cm" svg:y1="13.531cm" svg:x2="15.541cm" svg:y2="12.684cm">
          <text:p/>
        </draw:line>
        <draw:polygon draw:style-name="gr6" draw:text-style-name="P2" draw:layer="layout" svg:width="0.706cm" svg:height="0.423cm" svg:x="15.4cm" svg:y="11.979cm" svg:viewBox="0 0 707 424" draw:points="0,424 707,424 707,0 0,0">
          <text:p/>
        </draw:polygon>
        <draw:polygon draw:style-name="gr2" draw:text-style-name="P2" draw:layer="layout" svg:width="1.482cm" svg:height="0.847cm" svg:x="23.02cm" svg:y="12.684cm" svg:viewBox="0 0 1483 848" draw:points="0,848 1483,848 1483,0 0,0">
          <text:p/>
        </draw:polygon>
        <draw:polygon draw:style-name="gr3" draw:text-style-name="P3" draw:layer="layout" svg:width="1.482cm" svg:height="0.847cm" svg:x="23.02cm" svg:y="12.684cm" svg:viewBox="0 0 1483 848" draw:points="0,0 1483,0 1483,848 0,848">
          <text:p/>
        </draw:polygon>
        <draw:line draw:style-name="gr4" draw:text-style-name="P3" draw:layer="layout" svg:x1="22.526cm" svg:y1="12.684cm" svg:x2="23.02cm" svg:y2="12.684cm">
          <text:p/>
        </draw:line>
        <draw:line draw:style-name="gr4" draw:text-style-name="P3" draw:layer="layout" svg:x1="22.526cm" svg:y1="13.531cm" svg:x2="23.02cm" svg:y2="13.531cm">
          <text:p/>
        </draw:line>
        <draw:line draw:style-name="gr4" draw:text-style-name="P3" draw:layer="layout" svg:x1="23.514cm" svg:y1="13.531cm" svg:x2="23.514cm" svg:y2="12.684cm">
          <text:p/>
        </draw:line>
        <draw:line draw:style-name="gr4" draw:text-style-name="P3" draw:layer="layout" svg:x1="24.008cm" svg:y1="13.531cm" svg:x2="24.008cm" svg:y2="12.684cm">
          <text:p/>
        </draw:line>
        <draw:polygon draw:style-name="gr6" draw:text-style-name="P2" draw:layer="layout" svg:width="0.706cm" svg:height="0.423cm" svg:x="23.867cm" svg:y="11.979cm" svg:viewBox="0 0 707 424" draw:points="0,424 707,424 707,0 0,0">
          <text:p/>
        </draw:polygon>
        <draw:polygon draw:style-name="gr2" draw:text-style-name="P2" draw:layer="layout" svg:width="1.481cm" svg:height="0.846cm" svg:x="14.554cm" svg:y="16.918cm" svg:viewBox="0 0 1482 847" draw:points="0,847 1482,847 1482,0 0,0">
          <text:p/>
        </draw:polygon>
        <draw:polygon draw:style-name="gr3" draw:text-style-name="P3" draw:layer="layout" svg:width="1.481cm" svg:height="0.846cm" svg:x="14.554cm" svg:y="16.918cm" svg:viewBox="0 0 1482 847" draw:points="0,0 1482,0 1482,847 0,847">
          <text:p/>
        </draw:polygon>
        <draw:line draw:style-name="gr4" draw:text-style-name="P3" draw:layer="layout" svg:x1="14.06cm" svg:y1="16.918cm" svg:x2="14.554cm" svg:y2="16.918cm">
          <text:p/>
        </draw:line>
        <draw:line draw:style-name="gr4" draw:text-style-name="P3" draw:layer="layout" svg:x1="14.06cm" svg:y1="17.764cm" svg:x2="14.554cm" svg:y2="17.764cm">
          <text:p/>
        </draw:line>
        <draw:line draw:style-name="gr4" draw:text-style-name="P3" draw:layer="layout" svg:x1="15.048cm" svg:y1="17.764cm" svg:x2="15.048cm" svg:y2="16.918cm">
          <text:p/>
        </draw:line>
        <draw:line draw:style-name="gr4" draw:text-style-name="P3" draw:layer="layout" svg:x1="15.541cm" svg:y1="17.764cm" svg:x2="15.541cm" svg:y2="16.918cm">
          <text:p/>
        </draw:line>
        <draw:polygon draw:style-name="gr6" draw:text-style-name="P2" draw:layer="layout" svg:width="0.706cm" svg:height="0.423cm" svg:x="15.4cm" svg:y="16.212cm" svg:viewBox="0 0 707 424" draw:points="0,424 707,424 707,0 0,0">
          <text:p/>
        </draw:polygon>
        <draw:polygon draw:style-name="gr2" draw:text-style-name="P2" draw:layer="layout" svg:width="1.482cm" svg:height="0.846cm" svg:x="23.02cm" svg:y="15.507cm" svg:viewBox="0 0 1483 847" draw:points="0,847 1483,847 1483,0 0,0">
          <text:p/>
        </draw:polygon>
        <draw:polygon draw:style-name="gr3" draw:text-style-name="P3" draw:layer="layout" svg:width="1.482cm" svg:height="0.846cm" svg:x="23.02cm" svg:y="15.507cm" svg:viewBox="0 0 1483 847" draw:points="0,0 1483,0 1483,847 0,847">
          <text:p/>
        </draw:polygon>
        <draw:line draw:style-name="gr4" draw:text-style-name="P3" draw:layer="layout" svg:x1="22.526cm" svg:y1="15.507cm" svg:x2="23.02cm" svg:y2="15.507cm">
          <text:p/>
        </draw:line>
        <draw:line draw:style-name="gr4" draw:text-style-name="P3" draw:layer="layout" svg:x1="22.526cm" svg:y1="16.353cm" svg:x2="23.02cm" svg:y2="16.353cm">
          <text:p/>
        </draw:line>
        <draw:line draw:style-name="gr4" draw:text-style-name="P3" draw:layer="layout" svg:x1="23.514cm" svg:y1="16.353cm" svg:x2="23.514cm" svg:y2="15.507cm">
          <text:p/>
        </draw:line>
        <draw:line draw:style-name="gr4" draw:text-style-name="P3" draw:layer="layout" svg:x1="24.008cm" svg:y1="16.353cm" svg:x2="24.008cm" svg:y2="15.507cm">
          <text:p/>
        </draw:line>
        <draw:polygon draw:style-name="gr6" draw:text-style-name="P2" draw:layer="layout" svg:width="0.706cm" svg:height="0.423cm" svg:x="23.867cm" svg:y="14.801cm" svg:viewBox="0 0 707 424" draw:points="0,424 707,424 707,0 0,0">
          <text:p/>
        </draw:polygon>
        <draw:polygon draw:style-name="gr2" draw:text-style-name="P2" draw:layer="layout" svg:width="1.482cm" svg:height="0.846cm" svg:x="23.02cm" svg:y="18.329cm" svg:viewBox="0 0 1483 847" draw:points="0,847 1483,847 1483,0 0,0">
          <text:p/>
        </draw:polygon>
        <draw:polygon draw:style-name="gr3" draw:text-style-name="P3" draw:layer="layout" svg:width="1.482cm" svg:height="0.846cm" svg:x="23.02cm" svg:y="18.329cm" svg:viewBox="0 0 1483 847" draw:points="0,0 1483,0 1483,847 0,847">
          <text:p/>
        </draw:polygon>
        <draw:line draw:style-name="gr4" draw:text-style-name="P3" draw:layer="layout" svg:x1="22.526cm" svg:y1="18.329cm" svg:x2="23.02cm" svg:y2="18.329cm">
          <text:p/>
        </draw:line>
        <draw:line draw:style-name="gr4" draw:text-style-name="P3" draw:layer="layout" svg:x1="22.526cm" svg:y1="19.175cm" svg:x2="23.02cm" svg:y2="19.175cm">
          <text:p/>
        </draw:line>
        <draw:line draw:style-name="gr4" draw:text-style-name="P3" draw:layer="layout" svg:x1="23.514cm" svg:y1="19.175cm" svg:x2="23.514cm" svg:y2="18.329cm">
          <text:p/>
        </draw:line>
        <draw:line draw:style-name="gr4" draw:text-style-name="P3" draw:layer="layout" svg:x1="24.008cm" svg:y1="19.175cm" svg:x2="24.008cm" svg:y2="18.329cm">
          <text:p/>
        </draw:line>
        <draw:polygon draw:style-name="gr6" draw:text-style-name="P2" draw:layer="layout" svg:width="0.706cm" svg:height="0.424cm" svg:x="23.867cm" svg:y="17.623cm" svg:viewBox="0 0 707 425" draw:points="0,425 707,425 707,0 0,0">
          <text:p/>
        </draw:polygon>
        <draw:frame draw:style-name="gr7" draw:text-style-name="P6" draw:layer="layout" svg:width="5.971cm" svg:height="0.615cm" svg:x="10.345cm" svg:y="13.51cm">
          <draw:text-box>
            <text:p text:style-name="P5"><text:span text:style-name="T1">select app <text:s text:c="9"/>parallel 2 (A)</text:span></text:p>
          </draw:text-box>
        </draw:frame>
        <draw:frame draw:style-name="gr8" draw:text-style-name="P6" draw:layer="layout" svg:width="3.135cm" svg:height="0.615cm" svg:x="13.122cm" svg:y="17.743cm">
          <draw:text-box>
            <text:p text:style-name="P5"><text:span text:style-name="T1"><text:s text:c="4"/></text:span><text:span text:style-name="T1">parallel 3 (C)</text:span></text:p>
          </draw:text-box>
        </draw:frame>
        <draw:frame draw:style-name="gr9" draw:text-style-name="P6" draw:layer="layout" svg:width="3.109cm" svg:height="0.615cm" svg:x="21.589cm" svg:y="19.154cm">
          <draw:text-box>
            <text:p text:style-name="P5"><text:span text:style-name="T1"><text:s text:c="4"/></text:span><text:span text:style-name="T1">parallel 2 (E)</text:span></text:p>
          </draw:text-box>
        </draw:frame>
        <draw:frame draw:style-name="gr10" draw:text-style-name="P6" draw:layer="layout" svg:width="2.474cm" svg:height="0.615cm" svg:x="22.064cm" svg:y="13.51cm">
          <draw:text-box>
            <text:p text:style-name="P5"><text:span text:style-name="T1">atomic 1 (B)</text:span></text:p>
          </draw:text-box>
        </draw:frame>
        <draw:path draw:style-name="gr2" draw:text-style-name="P2" draw:layer="layout" svg:width="1.552cm" svg:height="1.552cm" svg:x="17.094cm" svg:y="12.332cm" svg:viewBox="0 0 1553 1553" svg:d="M1553 777c0-430-348-777-777-777s-776 347-776 777c0 428 347 776 776 776s777-348 777-776z">
          <text:p/>
        </draw:path>
        <draw:path draw:style-name="gr11" draw:text-style-name="P3" draw:layer="layout" svg:width="1.552cm" svg:height="1.552cm" svg:x="17.094cm" svg:y="12.332cm" svg:viewBox="0 0 1553 1553" svg:d="M1553 777c0-430-348-777-777-777s-776 347-776 777c0 428 347 776 776 776s777-348 777-776z">
          <text:p/>
        </draw:path>
        <draw:polygon draw:style-name="gr6" draw:text-style-name="P2" draw:layer="layout" svg:width="0.705cm" svg:height="0.423cm" svg:x="18.223cm" svg:y="11.979cm" svg:viewBox="0 0 706 424" draw:points="0,424 706,424 706,0 0,0">
          <text:p/>
        </draw:polygon>
        <draw:path draw:style-name="gr2" draw:text-style-name="P2" draw:layer="layout" svg:width="1.553cm" svg:height="1.552cm" svg:x="25.56cm" svg:y="12.332cm" svg:viewBox="0 0 1554 1553" svg:d="M1554 777c0-430-348-777-777-777-428 0-777 347-777 777 0 428 349 776 777 776 429 0 777-348 777-776z">
          <text:p/>
        </draw:path>
        <draw:path draw:style-name="gr11" draw:text-style-name="P3" draw:layer="layout" svg:width="1.553cm" svg:height="1.552cm" svg:x="25.56cm" svg:y="12.332cm" svg:viewBox="0 0 1554 1553" svg:d="M1554 777c0-430-348-777-777-777-428 0-777 347-777 777 0 428 349 776 777 776 429 0 777-348 777-776z">
          <text:p/>
        </draw:path>
        <draw:polygon draw:style-name="gr6" draw:text-style-name="P2" draw:layer="layout" svg:width="0.706cm" svg:height="0.423cm" svg:x="26.689cm" svg:y="11.979cm" svg:viewBox="0 0 707 424" draw:points="0,424 707,424 707,0 0,0">
          <text:p/>
        </draw:polygon>
        <draw:path draw:style-name="gr2" draw:text-style-name="P2" draw:layer="layout" svg:width="1.552cm" svg:height="1.552cm" svg:x="17.094cm" svg:y="16.565cm" svg:viewBox="0 0 1553 1553" svg:d="M1553 776c0-429-348-776-777-776s-776 347-776 776c0 430 347 777 776 777s777-347 777-777z">
          <text:p/>
        </draw:path>
        <draw:path draw:style-name="gr11" draw:text-style-name="P3" draw:layer="layout" svg:width="1.552cm" svg:height="1.552cm" svg:x="17.094cm" svg:y="16.565cm" svg:viewBox="0 0 1553 1553" svg:d="M1553 776c0-429-348-776-777-776s-776 347-776 776c0 430 347 777 776 777s777-347 777-777z">
          <text:p/>
        </draw:path>
        <draw:polygon draw:style-name="gr6" draw:text-style-name="P2" draw:layer="layout" svg:width="0.705cm" svg:height="0.423cm" svg:x="18.223cm" svg:y="16.212cm" svg:viewBox="0 0 706 424" draw:points="0,424 706,424 706,0 0,0">
          <text:p/>
        </draw:polygon>
        <draw:polygon draw:style-name="gr2" draw:text-style-name="P2" draw:layer="layout" svg:width="1.408cm" svg:height="1.624cm" svg:x="19.988cm" svg:y="16.529cm" svg:viewBox="0 0 1409 1625" draw:points="0,812 1409,0 1409,1625">
          <text:p/>
        </draw:polygon>
        <draw:polygon draw:style-name="gr3" draw:text-style-name="P3" draw:layer="layout" svg:width="1.408cm" svg:height="1.624cm" svg:x="19.988cm" svg:y="16.529cm" svg:viewBox="0 0 1409 1625" draw:points="0,812 1409,0 1409,1625">
          <text:p/>
        </draw:polygon>
        <draw:frame draw:style-name="gr12" draw:text-style-name="P6" draw:layer="layout" svg:width="2.627cm" svg:height="0.615cm" svg:x="21.864cm" svg:y="16.332cm">
          <draw:text-box>
            <text:p text:style-name="P5"><text:span text:style-name="T1"><text:s/></text:span><text:span text:style-name="T1">atomic 1 (D)</text:span></text:p>
          </draw:text-box>
        </draw:frame>
        <draw:frame draw:style-name="gr13" draw:text-style-name="P6" draw:layer="layout" svg:width="0.764cm" svg:height="0.615cm" svg:x="17.458cm" svg:y="12.704cm">
          <draw:text-box>
            <text:p text:style-name="P5"><text:span text:style-name="T1">eo1</text:span></text:p>
          </draw:text-box>
        </draw:frame>
        <draw:frame draw:style-name="gr13" draw:text-style-name="P6" draw:layer="layout" svg:width="0.764cm" svg:height="0.615cm" svg:x="25.924cm" svg:y="12.704cm">
          <draw:text-box>
            <text:p text:style-name="P5"><text:span text:style-name="T1">eo2</text:span></text:p>
          </draw:text-box>
        </draw:frame>
        <draw:path draw:style-name="gr2" draw:text-style-name="P2" draw:layer="layout" svg:width="1.553cm" svg:height="1.552cm" svg:x="25.56cm" svg:y="15.154cm" svg:viewBox="0 0 1554 1553" svg:d="M1554 777c0-430-348-777-777-777-428 0-777 347-777 777 0 429 349 776 777 776 429 0 777-347 777-776z">
          <text:p/>
        </draw:path>
        <draw:path draw:style-name="gr11" draw:text-style-name="P3" draw:layer="layout" svg:width="1.553cm" svg:height="1.552cm" svg:x="25.56cm" svg:y="15.154cm" svg:viewBox="0 0 1554 1553" svg:d="M1554 777c0-430-348-777-777-777-428 0-777 347-777 777 0 429 349 776 777 776 429 0 777-347 777-776z">
          <text:p/>
        </draw:path>
        <draw:polygon draw:style-name="gr6" draw:text-style-name="P2" draw:layer="layout" svg:width="0.706cm" svg:height="0.423cm" svg:x="26.689cm" svg:y="14.801cm" svg:viewBox="0 0 707 424" draw:points="0,424 707,424 707,0 0,0">
          <text:p/>
        </draw:polygon>
        <draw:path draw:style-name="gr2" draw:text-style-name="P2" draw:layer="layout" svg:width="1.553cm" svg:height="1.552cm" svg:x="25.56cm" svg:y="17.976cm" svg:viewBox="0 0 1554 1553" svg:d="M1554 776c0-429-348-776-777-776-428 0-777 347-777 776 0 430 349 777 777 777 429 0 777-347 777-777z">
          <text:p/>
        </draw:path>
        <draw:path draw:style-name="gr11" draw:text-style-name="P3" draw:layer="layout" svg:width="1.553cm" svg:height="1.552cm" svg:x="25.56cm" svg:y="17.976cm" svg:viewBox="0 0 1554 1553" svg:d="M1554 776c0-429-348-776-777-776-428 0-777 347-777 776 0 430 349 777 777 777 429 0 777-347 777-777z">
          <text:p/>
        </draw:path>
        <draw:polygon draw:style-name="gr6" draw:text-style-name="P2" draw:layer="layout" svg:width="0.706cm" svg:height="0.424cm" svg:x="26.689cm" svg:y="17.623cm" svg:viewBox="0 0 707 425" draw:points="0,425 707,425 707,0 0,0">
          <text:p/>
        </draw:polygon>
        <draw:frame draw:style-name="gr13" draw:text-style-name="P6" draw:layer="layout" svg:width="0.764cm" svg:height="0.615cm" svg:x="17.458cm" svg:y="16.938cm">
          <draw:text-box>
            <text:p text:style-name="P5"><text:span text:style-name="T1">eo3</text:span></text:p>
          </draw:text-box>
        </draw:frame>
        <draw:frame draw:style-name="gr13" draw:text-style-name="P6" draw:layer="layout" svg:width="0.764cm" svg:height="0.615cm" svg:x="25.924cm" svg:y="15.527cm">
          <draw:text-box>
            <text:p text:style-name="P5"><text:span text:style-name="T1">eo4</text:span></text:p>
          </draw:text-box>
        </draw:frame>
        <draw:line draw:style-name="gr4" draw:text-style-name="P3" draw:layer="layout" svg:x1="16.035cm" svg:y1="17.341cm" svg:x2="16.922cm" svg:y2="17.341cm">
          <text:p/>
        </draw:line>
        <draw:polygon draw:style-name="gr5" draw:text-style-name="P4" draw:layer="layout" svg:width="0.353cm" svg:height="0.248cm" svg:x="16.741cm" svg:y="17.217cm" svg:viewBox="0 0 354 249" draw:points="354,125 0,0 61,107 61,143 0,249">
          <text:p/>
        </draw:polygon>
        <draw:line draw:style-name="gr4" draw:text-style-name="P3" draw:layer="layout" svg:x1="18.646cm" svg:y1="17.341cm" svg:x2="19.817cm" svg:y2="17.341cm">
          <text:p/>
        </draw:line>
        <draw:polygon draw:style-name="gr5" draw:text-style-name="P4" draw:layer="layout" svg:width="0.353cm" svg:height="0.248cm" svg:x="19.635cm" svg:y="17.217cm" svg:viewBox="0 0 354 249" draw:points="354,125 0,0 61,107 61,143 0,249">
          <text:p/>
        </draw:polygon>
        <draw:line draw:style-name="gr4" draw:text-style-name="P3" draw:layer="layout" svg:x1="21.396cm" svg:y1="17.342cm" svg:x2="22.42cm" svg:y2="16.064cm">
          <text:p/>
        </draw:line>
        <draw:polygon draw:style-name="gr5" draw:text-style-name="P4" draw:layer="layout" svg:width="0.317cm" svg:height="0.352cm" svg:x="22.209cm" svg:y="15.93cm" svg:viewBox="0 0 318 353" draw:points="318,0 0,199 121,218 148,240 193,353">
          <text:p/>
        </draw:polygon>
        <draw:line draw:style-name="gr4" draw:text-style-name="P3" draw:layer="layout" svg:x1="21.396cm" svg:y1="17.341cm" svg:x2="22.42cm" svg:y2="18.619cm">
          <text:p/>
        </draw:line>
        <draw:polygon draw:style-name="gr5" draw:text-style-name="P4" draw:layer="layout" svg:width="0.317cm" svg:height="0.352cm" svg:x="22.209cm" svg:y="18.4cm" svg:viewBox="0 0 318 353" draw:points="318,353 193,0 148,114 121,136 0,155">
          <text:p/>
        </draw:polygon>
        <draw:line draw:style-name="gr4" draw:text-style-name="P3" draw:layer="layout" svg:x1="24.502cm" svg:y1="18.752cm" svg:x2="25.389cm" svg:y2="18.752cm">
          <text:p/>
        </draw:line>
        <draw:polygon draw:style-name="gr5" draw:text-style-name="P4" draw:layer="layout" svg:width="0.352cm" svg:height="0.247cm" svg:x="25.208cm" svg:y="18.629cm" svg:viewBox="0 0 353 248" draw:points="353,124 0,0 61,105 61,142 0,248">
          <text:p/>
        </draw:polygon>
        <draw:line draw:style-name="gr4" draw:text-style-name="P3" draw:layer="layout" svg:x1="24.502cm" svg:y1="15.93cm" svg:x2="25.389cm" svg:y2="15.93cm">
          <text:p/>
        </draw:line>
        <draw:polygon draw:style-name="gr5" draw:text-style-name="P4" draw:layer="layout" svg:width="0.352cm" svg:height="0.247cm" svg:x="25.208cm" svg:y="15.806cm" svg:viewBox="0 0 353 248" draw:points="353,124 0,0 61,106 61,142 0,248">
          <text:p/>
        </draw:polygon>
        <draw:polygon draw:style-name="gr2" draw:text-style-name="P2" draw:layer="layout" svg:width="1.407cm" svg:height="1.624cm" svg:x="28.455cm" svg:y="16.529cm" svg:viewBox="0 0 1408 1625" draw:points="1408,812 0,0 0,1625">
          <text:p/>
        </draw:polygon>
        <draw:polygon draw:style-name="gr3" draw:text-style-name="P3" draw:layer="layout" svg:width="1.407cm" svg:height="1.624cm" svg:x="28.455cm" svg:y="16.529cm" svg:viewBox="0 0 1408 1625" draw:points="1408,812 0,0 0,1625">
          <text:p/>
        </draw:polygon>
        <draw:line draw:style-name="gr4" draw:text-style-name="P3" draw:layer="layout" svg:x1="27.113cm" svg:y1="15.93cm" svg:x2="28.338cm" svg:y2="17.218cm">
          <text:p/>
        </draw:line>
        <draw:polygon draw:style-name="gr5" draw:text-style-name="P4" draw:layer="layout" svg:width="0.333cm" svg:height="0.341cm" svg:x="28.122cm" svg:y="17cm" svg:viewBox="0 0 334 342" draw:points="334,342 179,0 144,117 119,141 0,171">
          <text:p/>
        </draw:polygon>
        <draw:line draw:style-name="gr4" draw:text-style-name="P3" draw:layer="layout" svg:x1="27.113cm" svg:y1="18.753cm" svg:x2="28.338cm" svg:y2="17.465cm">
          <text:p/>
        </draw:line>
        <draw:polygon draw:style-name="gr5" draw:text-style-name="P4" draw:layer="layout" svg:width="0.333cm" svg:height="0.341cm" svg:x="28.122cm" svg:y="17.341cm" svg:viewBox="0 0 334 342" draw:points="334,0 0,170 119,200 144,225 179,342">
          <text:p/>
        </draw:polygon>
        <draw:line draw:style-name="gr4" draw:text-style-name="P3" draw:layer="layout" svg:x1="16.035cm" svg:y1="13.108cm" svg:x2="16.922cm" svg:y2="13.108cm">
          <text:p/>
        </draw:line>
        <draw:polygon draw:style-name="gr5" draw:text-style-name="P4" draw:layer="layout" svg:width="0.353cm" svg:height="0.247cm" svg:x="16.741cm" svg:y="12.984cm" svg:viewBox="0 0 354 248" draw:points="354,125 0,0 61,107 61,142 0,248">
          <text:p/>
        </draw:polygon>
        <draw:line draw:style-name="gr4" draw:text-style-name="P3" draw:layer="layout" svg:x1="18.646cm" svg:y1="13.108cm" svg:x2="22.355cm" svg:y2="13.108cm">
          <text:p/>
        </draw:line>
        <draw:polygon draw:style-name="gr5" draw:text-style-name="P4" draw:layer="layout" svg:width="0.352cm" svg:height="0.247cm" svg:x="22.174cm" svg:y="12.984cm" svg:viewBox="0 0 353 248" draw:points="353,125 0,0 60,107 60,142 0,248">
          <text:p/>
        </draw:polygon>
        <draw:line draw:style-name="gr4" draw:text-style-name="P3" draw:layer="layout" svg:x1="24.502cm" svg:y1="13.108cm" svg:x2="25.389cm" svg:y2="13.108cm">
          <text:p/>
        </draw:line>
        <draw:polygon draw:style-name="gr5" draw:text-style-name="P4" draw:layer="layout" svg:width="0.352cm" svg:height="0.247cm" svg:x="25.208cm" svg:y="12.984cm" svg:viewBox="0 0 353 248" draw:points="353,125 0,0 61,107 61,142 0,248">
          <text:p/>
        </draw:polygon>
        <draw:polyline draw:style-name="gr4" draw:text-style-name="P3" draw:layer="layout" svg:width="4.101cm" svg:height="1.975cm" svg:x="27.113cm" svg:y="13.108cm" svg:viewBox="0 0 4102 1976" draw:points="0,0 2752,0 4102,1976">
          <text:p/>
        </draw:polyline>
        <draw:polygon draw:style-name="gr5" draw:text-style-name="P4" draw:layer="layout" svg:width="0.301cm" svg:height="0.361cm" svg:x="31.01cm" svg:y="14.863cm" svg:viewBox="0 0 302 362" draw:points="302,362 205,0 151,110 122,130 0,140">
          <text:p/>
        </draw:polygon>
        <draw:line draw:style-name="gr4" draw:text-style-name="P3" draw:layer="layout" svg:x1="12.225cm" svg:y1="15.225cm" svg:x2="13.949cm" svg:y2="13.237cm">
          <text:p/>
        </draw:line>
        <draw:polygon draw:style-name="gr5" draw:text-style-name="P4" draw:layer="layout" svg:width="0.325cm" svg:height="0.347cm" svg:x="13.735cm" svg:y="13.108cm" svg:viewBox="0 0 326 348" draw:points="326,0 0,186 120,210 147,233 187,348">
          <text:p/>
        </draw:polygon>
        <draw:line draw:style-name="gr4" draw:text-style-name="P3" draw:layer="layout" svg:x1="12.225cm" svg:y1="15.224cm" svg:x2="13.949cm" svg:y2="17.212cm">
          <text:p/>
        </draw:line>
        <draw:polygon draw:style-name="gr5" draw:text-style-name="P4" draw:layer="layout" svg:width="0.325cm" svg:height="0.347cm" svg:x="13.735cm" svg:y="16.994cm" svg:viewBox="0 0 326 348" draw:points="326,348 187,0 147,115 120,138 0,161">
          <text:p/>
        </draw:polygon>
        <draw:line draw:style-name="gr4" draw:text-style-name="P3" draw:layer="layout" svg:x1="29.862cm" svg:y1="17.342cm" svg:x2="31.215cm" svg:y2="15.366cm">
          <text:p/>
        </draw:line>
        <draw:polygon draw:style-name="gr5" draw:text-style-name="P4" draw:layer="layout" svg:width="0.302cm" svg:height="0.361cm" svg:x="31.009cm" svg:y="15.224cm" svg:viewBox="0 0 303 362" draw:points="303,0 0,223 123,233 152,253 205,362">
          <text:p/>
        </draw:polygon>
        <draw:frame draw:style-name="gr13" draw:text-style-name="P6" draw:layer="layout" svg:width="0.764cm" svg:height="0.615cm" svg:x="25.924cm" svg:y="18.349cm">
          <draw:text-box>
            <text:p text:style-name="P5"><text:span text:style-name="T1">eo5</text:span></text:p>
          </draw:text-box>
        </draw:frame>
        <draw:frame draw:style-name="gr13" draw:text-style-name="P6" draw:layer="layout" svg:width="0.764cm" svg:height="0.615cm" svg:x="20.442cm" svg:y="17.038cm">
          <draw:text-box>
            <text:p text:style-name="P5"><text:span text:style-name="T1">fork</text:span></text:p>
          </draw:text-box>
        </draw:frame>
        <draw:frame draw:style-name="gr14" draw:text-style-name="P6" draw:layer="layout" svg:width="0.713cm" svg:height="0.615cm" svg:x="28.609cm" svg:y="16.938cm">
          <draw:text-box>
            <text:p text:style-name="P5"><text:span text:style-name="T1">join</text:span></text:p>
          </draw:text-box>
        </draw:frame>
        <draw:polygon draw:style-name="gr2" draw:text-style-name="P2" draw:layer="layout" svg:width="2.116cm" svg:height="1.27cm" svg:x="10.398cm" svg:y="8.859cm" svg:viewBox="0 0 2117 1271" draw:points="0,0 0,1271 1765,1271 2117,635 1765,0">
          <text:p/>
        </draw:polygon>
        <draw:polygon draw:style-name="gr3" draw:text-style-name="P3" draw:layer="layout" svg:width="2.116cm" svg:height="1.27cm" svg:x="10.398cm" svg:y="8.859cm" svg:viewBox="0 0 2117 1271" draw:points="0,0 0,1271 1765,1271 2117,635 1765,0">
          <text:p/>
        </draw:polygon>
        <draw:polygon draw:style-name="gr2" draw:text-style-name="P2" draw:layer="layout" svg:width="2.117cm" svg:height="1.27cm" svg:x="25.92cm" svg:y="8.859cm" svg:viewBox="0 0 2118 1271" draw:points="2118,0 2118,1271 0,1271 354,635 0,0">
          <text:p/>
        </draw:polygon>
        <draw:polygon draw:style-name="gr3" draw:text-style-name="P3" draw:layer="layout" svg:width="2.117cm" svg:height="1.27cm" svg:x="25.92cm" svg:y="8.859cm" svg:viewBox="0 0 2118 1271" draw:points="2118,0 2118,1271 0,1271 354,635 0,0">
          <text:p/>
        </draw:polygon>
        <draw:polygon draw:style-name="gr2" draw:text-style-name="P2" draw:layer="layout" svg:width="1.764cm" svg:height="1.058cm" svg:x="13.749cm" svg:y="8.965cm" svg:viewBox="0 0 1765 1059" draw:points="0,0 706,0 882,176 1060,0 1765,0 1765,1059 1060,1059 882,883 706,1059 0,1059">
          <text:p/>
        </draw:polygon>
        <draw:polygon draw:style-name="gr3" draw:text-style-name="P3" draw:layer="layout" svg:width="1.764cm" svg:height="1.058cm" svg:x="13.749cm" svg:y="8.965cm" svg:viewBox="0 0 1765 1059" draw:points="0,0 706,0 882,176 1060,0 1765,0 1765,1059 1060,1059 882,883 706,1059 0,1059">
          <text:p/>
        </draw:polygon>
        <draw:polygon draw:style-name="gr2" draw:text-style-name="P2" draw:layer="layout" svg:width="1.764cm" svg:height="1.058cm" svg:x="19.394cm" svg:y="8.965cm" svg:viewBox="0 0 1765 1059" draw:points="0,0 706,0 883,176 1059,0 1765,0 1765,1059 1059,1059 883,883 706,1059 0,1059">
          <text:p/>
        </draw:polygon>
        <draw:polygon draw:style-name="gr3" draw:text-style-name="P3" draw:layer="layout" svg:width="1.764cm" svg:height="1.058cm" svg:x="19.394cm" svg:y="8.965cm" svg:viewBox="0 0 1765 1059" draw:points="0,0 706,0 883,176 1059,0 1765,0 1765,1059 1059,1059 883,883 706,1059 0,1059">
          <text:p/>
        </draw:polygon>
        <draw:polygon draw:style-name="gr2" draw:text-style-name="P2" draw:layer="layout" svg:width="1.764cm" svg:height="1.058cm" svg:x="22.921cm" svg:y="8.965cm" svg:viewBox="0 0 1765 1059" draw:points="0,0 707,0 883,176 1060,0 1765,0 1765,1059 1060,1059 883,883 707,1059 0,1059">
          <text:p/>
        </draw:polygon>
        <draw:polygon draw:style-name="gr3" draw:text-style-name="P3" draw:layer="layout" svg:width="1.764cm" svg:height="1.058cm" svg:x="22.921cm" svg:y="8.965cm" svg:viewBox="0 0 1765 1059" draw:points="0,0 707,0 883,176 1060,0 1765,0 1765,1059 1060,1059 883,883 707,1059 0,1059">
          <text:p/>
        </draw:polygon>
        <draw:polygon draw:style-name="gr2" draw:text-style-name="P2" draw:layer="layout" svg:width="1.411cm" svg:height="1.764cm" svg:x="16.748cm" svg:y="8.612cm" svg:viewBox="0 0 1412 1765" draw:points="705,0 1412,883 705,1765 0,883">
          <text:p/>
        </draw:polygon>
        <draw:polygon draw:style-name="gr3" draw:text-style-name="P3" draw:layer="layout" svg:width="1.411cm" svg:height="1.764cm" svg:x="16.748cm" svg:y="8.612cm" svg:viewBox="0 0 1412 1765" draw:points="705,0 1412,883 705,1765 0,883">
          <text:p/>
        </draw:polygon>
        <draw:line draw:style-name="gr4" draw:text-style-name="P3" draw:layer="layout" svg:x1="21.158cm" svg:y1="9.494cm" svg:x2="22.75cm" svg:y2="9.494cm">
          <text:p/>
        </draw:line>
        <draw:polygon draw:style-name="gr5" draw:text-style-name="P4" draw:layer="layout" svg:width="0.352cm" svg:height="0.247cm" svg:x="22.569cm" svg:y="9.37cm" svg:viewBox="0 0 353 248" draw:points="353,125 0,0 60,107 60,143 0,248">
          <text:p/>
        </draw:polygon>
        <draw:line draw:style-name="gr4" draw:text-style-name="P3" draw:layer="layout" svg:x1="15.513cm" svg:y1="9.494cm" svg:x2="16.576cm" svg:y2="9.494cm">
          <text:p/>
        </draw:line>
        <draw:polygon draw:style-name="gr5" draw:text-style-name="P4" draw:layer="layout" svg:width="0.353cm" svg:height="0.247cm" svg:x="16.395cm" svg:y="9.37cm" svg:viewBox="0 0 354 248" draw:points="354,125 0,0 60,107 60,143 0,248">
          <text:p/>
        </draw:polygon>
        <draw:line draw:style-name="gr4" draw:text-style-name="P3" draw:layer="layout" svg:x1="18.159cm" svg:y1="9.494cm" svg:x2="19.222cm" svg:y2="9.494cm">
          <text:p/>
        </draw:line>
        <draw:polygon draw:style-name="gr5" draw:text-style-name="P4" draw:layer="layout" svg:width="0.353cm" svg:height="0.247cm" svg:x="19.041cm" svg:y="9.37cm" svg:viewBox="0 0 354 248" draw:points="354,125 0,0 60,107 60,143 0,248">
          <text:p/>
        </draw:polygon>
        <draw:frame draw:style-name="gr15" draw:text-style-name="P6" draw:layer="layout" svg:width="0.967cm" svg:height="0.615cm" svg:x="26.666cm" svg:y="8.991cm">
          <draw:text-box>
            <text:p text:style-name="P5"><text:span text:style-name="T1">OUT</text:span></text:p>
          </draw:text-box>
        </draw:frame>
        <draw:frame draw:style-name="gr16" draw:text-style-name="P6" draw:layer="layout" svg:width="0.459cm" svg:height="0.615cm" svg:x="10.929cm" svg:y="8.991cm">
          <draw:text-box>
            <text:p text:style-name="P5"><text:span text:style-name="T1">IN</text:span></text:p>
          </draw:text-box>
        </draw:frame>
        <draw:frame draw:style-name="gr17" draw:text-style-name="P6" draw:layer="layout" svg:width="2.55cm" svg:height="0.615cm" svg:x="12.981cm" svg:y="8.209cm">
          <draw:text-box>
            <text:p text:style-name="P5"><text:span text:style-name="T1">Packet Input</text:span></text:p>
          </draw:text-box>
        </draw:frame>
        <draw:frame draw:style-name="gr18" draw:text-style-name="P6" draw:layer="layout" svg:width="6.098cm" svg:height="0.615cm" svg:x="18.174cm" svg:y="8.209cm">
          <draw:text-box>
            <text:p text:style-name="P5"><text:span text:style-name="T1">Packet ProcessPacket Output</text:span></text:p>
          </draw:text-box>
        </draw:frame>
        <draw:line draw:style-name="gr4" draw:text-style-name="P3" draw:layer="layout" svg:x1="24.685cm" svg:y1="9.494cm" svg:x2="26.101cm" svg:y2="9.494cm">
          <text:p/>
        </draw:line>
        <draw:polygon draw:style-name="gr5" draw:text-style-name="P4" draw:layer="layout" svg:width="0.353cm" svg:height="0.247cm" svg:x="25.92cm" svg:y="9.37cm" svg:viewBox="0 0 354 248" draw:points="354,125 0,0 60,107 60,143 0,248">
          <text:p/>
        </draw:polygon>
        <draw:line draw:style-name="gr4" draw:text-style-name="P3" draw:layer="layout" svg:x1="12.514cm" svg:y1="9.494cm" svg:x2="13.578cm" svg:y2="9.494cm">
          <text:p/>
        </draw:line>
        <draw:polygon draw:style-name="gr5" draw:text-style-name="P4" draw:layer="layout" svg:width="0.353cm" svg:height="0.247cm" svg:x="13.396cm" svg:y="9.37cm" svg:viewBox="0 0 354 248" draw:points="354,125 0,0 61,107 61,143 0,248">
          <text:p/>
        </draw:polygon>
        <draw:polyline draw:style-name="gr4" draw:text-style-name="P3" draw:layer="layout" svg:width="7.942cm" svg:height="1.411cm" svg:x="18.159cm" svg:y="9.494cm" svg:viewBox="0 0 7943 1412" draw:points="0,0 0,1412 7056,1412 7056,0 7943,0">
          <text:p/>
        </draw:polyline>
        <draw:polygon draw:style-name="gr5" draw:text-style-name="P4" draw:layer="layout" svg:width="0.353cm" svg:height="0.247cm" svg:x="25.92cm" svg:y="9.37cm" svg:viewBox="0 0 354 248" draw:points="354,125 0,0 60,107 60,143 0,248">
          <text:p/>
        </draw:polygon>
        <draw:line draw:style-name="gr4" draw:text-style-name="P3" draw:layer="layout" svg:x1="25.568cm" svg:y1="9.494cm" svg:x2="25.552cm" svg:y2="10.094cm">
          <text:p/>
        </draw:line>
        <draw:polygon draw:style-name="gr5" draw:text-style-name="P4" draw:layer="layout" svg:width="0.247cm" svg:height="0.197cm" svg:x="25.429cm" svg:y="10.002cm" svg:viewBox="0 0 248 198" draw:points="121,198 248,95 144,1 109,0 0,88">
          <text:p/>
        </draw:polygon>
        <draw:line draw:style-name="gr4" draw:text-style-name="P3" draw:layer="layout" svg:x1="13.044cm" svg:y1="9.494cm" svg:x2="13.044cm" svg:y2="10.094cm">
          <text:p/>
        </draw:line>
        <draw:polygon draw:style-name="gr5" draw:text-style-name="P4" draw:layer="layout" svg:width="0.247cm" svg:height="0.196cm" svg:x="12.92cm" svg:y="10.003cm" svg:viewBox="0 0 248 197" draw:points="125,197 248,91 142,0 107,0 0,91">
          <text:p/>
        </draw:polygon>
        <draw:frame draw:style-name="gr19" draw:text-style-name="P6" draw:layer="layout" svg:width="1.175cm" svg:height="0.615cm" svg:x="16.766cm" svg:y="7.856cm">
          <draw:text-box>
            <text:p text:style-name="P5"><text:span text:style-name="T1">drop?</text:span></text:p>
          </draw:text-box>
        </draw:frame>
        <draw:frame draw:style-name="gr20" draw:text-style-name="P6" draw:layer="layout" svg:width="1.941cm" svg:height="0.615cm" svg:x="25.411cm" svg:y="10.249cm">
          <draw:text-box>
            <text:p text:style-name="P5"><text:span text:style-name="T1">out probe</text:span></text:p>
          </draw:text-box>
        </draw:frame>
        <draw:frame draw:style-name="gr21" draw:text-style-name="P6" draw:layer="layout" svg:width="1.657cm" svg:height="0.615cm" svg:x="11.544cm" svg:y="10.249cm">
          <draw:text-box>
            <text:p text:style-name="P5"><text:span text:style-name="T1">in probe</text:span></text:p>
          </draw:text-box>
        </draw:frame>
        <draw:polygon draw:style-name="gr6" draw:text-style-name="P2" draw:layer="layout" svg:width="3.033cm" svg:height="1.059cm" svg:x="18.409cm" svg:y="3.18cm" svg:viewBox="0 0 3034 1060" draw:points="0,1060 3034,1060 3034,0 0,0">
          <text:p/>
        </draw:polygon>
        <draw:polygon draw:style-name="gr6" draw:text-style-name="P2" draw:layer="layout" svg:width="3.033cm" svg:height="1.058cm" svg:x="18.409cm" svg:y="5.297cm" svg:viewBox="0 0 3034 1059" draw:points="0,1059 3034,1059 3034,0 0,0">
          <text:p/>
        </draw:polygon>
        <draw:line draw:style-name="gr4" draw:text-style-name="P3" draw:layer="layout" svg:x1="19.925cm" svg:y1="4.239cm" svg:x2="19.925cm" svg:y2="5.126cm">
          <text:p/>
        </draw:line>
        <draw:polygon draw:style-name="gr5" draw:text-style-name="P4" draw:layer="layout" svg:width="0.247cm" svg:height="0.353cm" svg:x="19.802cm" svg:y="4.944cm" svg:viewBox="0 0 248 354" draw:points="124,354 248,0 142,61 107,61 0,0">
          <text:p/>
        </draw:polygon>
        <draw:frame draw:style-name="gr22" draw:text-style-name="P6" draw:layer="layout" svg:width="4.972cm" svg:height="0.615cm" svg:x="17.564cm" svg:y="2.348cm">
          <draw:text-box>
            <text:p text:style-name="P5"><text:span text:style-name="T1">TRAFFIC GENERATOR</text:span></text:p>
          </draw:text-box>
        </draw:frame>
        <draw:frame draw:style-name="gr22" draw:text-style-name="P6" draw:layer="layout" svg:width="2.936cm" svg:height="0.615cm" svg:x="18.437cm" svg:y="6.581cm">
          <draw:text-box>
            <text:p text:style-name="P5"><text:span text:style-name="T1">Stream [512B]</text:span></text:p>
          </draw:text-box>
        </draw:frame>
        <draw:path draw:style-name="gr1" draw:text-style-name="P1" draw:layer="layout" svg:width="10.254cm" svg:height="2.429cm" draw:transform="rotate (-2.97945156607952) translate (19.8072356988742cm 8.22386477473147cm)" svg:viewBox="0 0 10255 2430" svg:d="M0 2430c14156-1 9534-2430 9534-2430">
          <text:p/>
        </draw:path>
        <draw:line draw:style-name="gr23" draw:text-style-name="P1" draw:layer="layout" svg:x1="10.398cm" svg:y1="9.763cm" svg:x2="19.542cm" svg:y2="9.636cm">
          <text:p/>
        </draw:line>
        <draw:line draw:style-name="gr23" draw:text-style-name="P1" draw:layer="layout" svg:x1="21.066cm" svg:y1="9.636cm" svg:x2="30.21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4-23T13:44:12.421710000</dc:date>
    <meta:editing-duration>P1DT1H8M31S</meta:editing-duration>
    <meta:editing-cycles>31</meta:editing-cycles>
    <meta:generator>LibreOffice/5.1.1.3$MacOSX_X86_64 LibreOffice_project/89f508ef3ecebd2cfb8e1def0f0ba9a803b88a6d</meta:generator>
    <meta:document-statistic meta:object-count="150"/>
  </office:meta>
</office:document-meta>
</file>